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0078aa"/>
    </style:style>
    <style:style style:name="gr2" style:family="graphic" style:parent-style-name="standard">
      <style:graphic-properties svg:stroke-width="0.001cm" svg:stroke-color="#aae6ff" draw:fill="none" draw:fill-color="#ffffff" fo:padding-top="-0.049cm" fo:padding-bottom="-0.049cm" fo:padding-left="-0.049cm" fo:padding-right="-0.049cm"/>
    </style:style>
    <style:style style:name="gr3" style:family="graphic" style:parent-style-name="standard">
      <style:graphic-properties draw:stroke="none" svg:stroke-width="0.001cm" draw:fill-color="#00b4ff"/>
    </style:style>
    <style:style style:name="gr4" style:family="graphic" style:parent-style-name="standard">
      <style:graphic-properties draw:stroke="none" svg:stroke-width="0.001cm" draw:fill-color="#000000"/>
    </style:style>
    <style:style style:name="gr5" style:family="graphic" style:parent-style-name="standard">
      <style:graphic-properties draw:stroke="none" svg:stroke-width="0.001cm" draw:fill-color="#ffffff"/>
    </style:style>
  </office:automatic-styles>
  <office:body>
    <office:drawing>
      <draw:page draw:name="page1" draw:style-name="dp1" draw:master-page-name="Default">
        <draw:g>
          <draw:glue-point draw:id="4" svg:x="-0.009cm" svg:y="-5cm"/>
          <draw:glue-point draw:id="5" svg:x="-0.001cm" svg:y="5cm"/>
          <draw:glue-point draw:id="6" svg:x="-5cm" svg:y="-0.02cm"/>
          <draw:glue-point draw:id="7" svg:x="5cm" svg:y="-0.001cm"/>
          <draw:glue-point draw:id="8" svg:x="-0.002cm" svg:y="-0.005cm"/>
          <draw:polygon draw:style-name="gr1" draw:layer="layout" svg:width="3.387cm" svg:height="1.176cm" svg:x="0cm" svg:y="0.824cm" svg:viewBox="0 0 3388 1177" draw:points="3388,588 3385,558 3378,528 3368,499 3353,470 3333,440 3310,412 3282,384 3251,356 3214,329 3174,303 3131,277 3084,252 3033,227 2979,205 2921,183 2860,162 2797,141 2730,123 2661,105 2590,89 2515,73 2439,60 2361,47 2282,37 2201,27 2118,19 2034,12 1950,7 1865,2 1779,1 1694,0 1608,1 1522,2 1437,7 1353,12 1269,19 1186,27 1105,37 1026,47 948,60 872,73 797,89 726,105 657,123 590,141 526,162 466,183 408,205 354,227 303,252 256,277 213,303 173,329 136,356 105,384 77,412 54,440 34,470 19,499 8,528 2,558 0,588 2,618 8,648 19,677 34,706 54,736 77,764 105,792 136,820 173,847 213,873 256,900 303,924 354,949 408,971 466,994 526,1015 590,1035 657,1054 726,1071 797,1087 872,1103 948,1117 1026,1129 1105,1140 1186,1149 1269,1158 1353,1164 1437,1170 1522,1174 1608,1176 1694,1177 1779,1176 1865,1174 1950,1170 2034,1164 2118,1158 2201,1149 2282,1140 2361,1129 2439,1117 2515,1103 2590,1087 2661,1071 2730,1054 2797,1035 2860,1015 2921,994 2979,971 3033,949 3084,924 3131,900 3174,873 3214,847 3251,820 3282,792 3310,764 3333,736 3353,706 3368,677 3378,648 3385,618">
            <text:p/>
          </draw:polygon>
          <draw:polygon draw:style-name="gr2" draw:layer="layout" svg:width="3.367cm" svg:height="1.154cm" svg:x="0cm" svg:y="0.826cm" svg:viewBox="0 0 3368 1155" draw:points="3368,577 3365,547 3359,518 3348,489 3334,460 3314,432 3290,404 3264,377 3231,349 3196,323 3156,296 3113,271 3066,246 3016,223 2962,200 2905,178 2844,158 2780,139 2715,119 2646,103 2575,86 2501,71 2425,58 2348,46 2269,35 2189,25 2106,18 2023,10 1939,6 1854,2 1769,0 1684,0 1598,0 1513,2 1428,6 1345,10 1262,18 1179,25 1099,35 1019,46 942,58 866,71 792,86 721,103 653,119 587,139 523,158 463,178 406,200 352,223 301,246 254,271 212,296 172,323 136,349 105,377 77,404 53,432 34,460 19,489 8,518 2,547 0,577 2,606 8,636 19,664 34,693 53,722 77,750 105,777 136,805 172,831 212,858 254,883 301,907 352,931 406,954 463,975 523,996 587,1015 653,1034 721,1051 792,1067 866,1082 942,1096 1019,1107 1099,1119 1179,1128 1262,1136 1345,1143 1428,1147 1513,1152 1598,1154 1684,1155 1769,1154 1854,1152 1939,1147 2023,1143 2106,1136 2189,1128 2269,1119 2348,1107 2425,1096 2501,1082 2575,1067 2646,1051 2715,1034 2780,1015 2844,996 2905,975 2962,954 3016,931 3066,907 3113,883 3156,858 3196,831 3231,805 3264,777 3290,750 3314,722 3334,693 3348,664 3359,636 3365,606">
            <text:p/>
          </draw:polygon>
          <draw:polygon draw:style-name="gr1" draw:layer="layout" svg:width="3.367cm" svg:height="0.825cm" svg:x="0cm" svg:y="0.598cm" svg:viewBox="0 0 3368 826" draw:points="0,0 0,826 3368,826 3368,0">
            <text:p/>
          </draw:polygon>
          <draw:polygon draw:style-name="gr3" draw:layer="layout" svg:width="3.387cm" svg:height="1.175cm" svg:x="0cm" svg:y="0cm" svg:viewBox="0 0 3388 1176" draw:points="3388,588 3385,558 3378,528 3368,499 3353,469 3333,440 3310,411 3282,383 3251,356 3214,328 3174,303 3131,276 3084,252 3033,227 2979,205 2921,182 2860,161 2797,141 2730,122 2661,105 2590,88 2515,74 2439,59 2361,47 2282,36 2201,26 2118,18 2034,11 1950,6 1865,2 1779,0 1694,0 1608,0 1522,2 1437,6 1353,11 1269,18 1186,26 1105,36 1026,47 948,59 872,74 797,88 726,105 657,122 590,141 526,161 466,182 408,205 354,227 303,252 256,276 213,303 173,328 136,356 105,383 77,411 54,440 34,469 19,499 8,528 2,558 0,588 2,617 8,647 19,677 34,705 54,735 77,764 105,792 136,820 173,847 213,872 256,898 303,924 354,948 408,970 466,993 526,1014 590,1034 657,1052 726,1070 797,1087 872,1102 948,1115 1026,1128 1105,1139 1186,1148 1269,1156 1353,1163 1437,1168 1522,1173 1608,1175 1694,1176 1779,1175 1865,1173 1950,1168 2034,1163 2118,1156 2201,1148 2282,1139 2361,1128 2439,1115 2515,1102 2590,1087 2661,1070 2730,1052 2797,1034 2860,1014 2921,993 2979,970 3033,948 3084,924 3131,898 3174,872 3214,847 3251,820 3282,792 3310,764 3333,735 3353,705 3368,677 3378,647 3385,617">
            <text:p/>
          </draw:polygon>
          <draw:polygon draw:style-name="gr2" draw:layer="layout" svg:width="3.367cm" svg:height="1.155cm" svg:x="0cm" svg:y="0cm" svg:viewBox="0 0 3368 1156" draw:points="3368,578 3365,548 3359,519 3348,490 3334,461 3314,433 3290,404 3264,377 3231,350 3196,323 3156,296 3113,272 3066,247 3016,223 2962,201 2905,178 2844,159 2780,139 2715,120 2646,103 2575,87 2501,72 2425,58 2348,47 2269,35 2189,26 2106,18 2023,11 1939,6 1854,2 1769,0 1684,0 1598,0 1513,2 1428,6 1345,11 1262,18 1179,26 1099,35 1019,47 942,58 866,72 792,87 721,103 653,120 587,139 523,159 463,178 406,201 352,223 301,247 254,272 212,296 172,323 136,350 105,377 77,404 53,433 34,461 19,490 8,519 2,548 0,578 2,607 8,636 19,665 34,694 53,722 77,751 105,778 136,805 172,832 212,858 254,883 301,907 352,931 406,954 463,976 523,996 587,1016 653,1034 721,1051 792,1068 866,1084 942,1096 1019,1109 1099,1120 1179,1129 1262,1137 1345,1144 1428,1148 1513,1153 1598,1155 1684,1156 1769,1155 1854,1153 1939,1148 2023,1144 2106,1137 2189,1129 2269,1120 2348,1109 2425,1096 2501,1084 2575,1068 2646,1051 2715,1034 2780,1016 2844,996 2905,976 2962,954 3016,931 3066,907 3113,883 3156,858 3196,832 3231,805 3264,778 3290,751 3314,722 3334,694 3348,665 3359,636 3365,607">
            <text:p/>
          </draw:polygon>
          <draw:polygon draw:style-name="gr4" draw:layer="layout" svg:width="1.109cm" svg:height="0.371cm" svg:x="1.725cm" svg:y="0.166cm" svg:viewBox="0 0 1110 372" draw:points="0,289 246,372 842,123 1110,205 965,0 267,0 554,61">
            <text:p/>
          </draw:polygon>
          <draw:polygon draw:style-name="gr4" draw:layer="layout" svg:width="1.108cm" svg:height="0.392cm" svg:x="0.514cm" svg:y="0.598cm" svg:viewBox="0 0 1109 393" draw:points="1109,83 863,0 287,249 0,165 143,393 863,393 554,310">
            <text:p/>
          </draw:polygon>
          <draw:polygon draw:style-name="gr4" draw:layer="layout" svg:width="1.109cm" svg:height="0.37cm" svg:x="0.575cm" svg:y="0.145cm" svg:viewBox="0 0 1110 371" draw:points="0,82 245,0 842,226 1110,165 966,371 266,371 554,310">
            <text:p/>
          </draw:polygon>
          <draw:polygon draw:style-name="gr4" draw:layer="layout" svg:width="1.108cm" svg:height="0.371cm" svg:x="1.684cm" svg:y="0.639cm" svg:viewBox="0 0 1109 372" draw:points="1109,289 862,372 287,124 0,207 143,0 862,0 554,61">
            <text:p/>
          </draw:polygon>
          <draw:polygon draw:style-name="gr5" draw:layer="layout" svg:width="1.109cm" svg:height="0.371cm" svg:x="1.746cm" svg:y="0.186cm" svg:viewBox="0 0 1110 372" draw:points="0,289 247,372 842,124 1110,207 965,0 267,0 555,61">
            <text:p/>
          </draw:polygon>
          <draw:polygon draw:style-name="gr5" draw:layer="layout" svg:width="1.109cm" svg:height="0.392cm" svg:x="0.534cm" svg:y="0.619cm" svg:viewBox="0 0 1110 393" draw:points="1110,82 862,0 287,248 0,165 143,393 862,393 554,310">
            <text:p/>
          </draw:polygon>
          <draw:polygon draw:style-name="gr5" draw:layer="layout" svg:width="1.109cm" svg:height="0.371cm" svg:x="0.596cm" svg:y="0.166cm" svg:viewBox="0 0 1110 372" draw:points="0,81 246,0 842,227 1110,164 966,372 267,372 555,309">
            <text:p/>
          </draw:polygon>
          <draw:polygon draw:style-name="gr5" draw:layer="layout" svg:width="1.108cm" svg:height="0.371cm" svg:x="1.704cm" svg:y="0.661cm" svg:viewBox="0 0 1109 372" draw:points="1109,289 863,372 288,123 0,206 143,0 863,0 555,61">
            <text:p/>
          </draw:polygon>
          <draw:line draw:style-name="gr2" draw:layer="layout" svg:x1="0cm" svg:y1="0.578cm" svg:x2="0cm" svg:y2="1.403cm">
            <text:p/>
          </draw:line>
          <draw:line draw:style-name="gr2" draw:layer="layout" svg:x1="3.367cm" svg:y1="0.578cm" svg:x2="3.367cm" svg:y2="1.403cm">
            <text:p/>
          </draw:lin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Router</dc:title>
    <meta:creation-date>2011-02-07T16:35:33</meta:creation-date>
    <meta:editing-duration>P0D</meta:editing-duration>
    <meta:editing-cycles>1</meta:editing-cycles>
    <meta:document-statistic meta:object-count="16"/>
    <meta:generator>OpenOffice.org/3.3$Linux OpenOffice.org_project/330m20$Build-9567</meta:generator>
  </office:meta>
</office:document-meta>
</file>